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64" office:value-type="string" calcext:value-type="string">
            <text:p>Tekirdağ Rebuild Map</text:p>
          </table:table-cell>
          <table:table-cell table:style-name="ce64" office:value-type="string" calcext:value-type="string">
            <text:p>1.39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a xlink:href="https://www.promods.net/viewtopic.php?f=42&amp;t=37087" xlink:type="simple">https://www.promods.net/viewtopic.php?f=42&amp;t=37087</text:a></text:p>
          </table:table-cell>
          <table:table-cell table:style-name="ce87"/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Swedish Islands Map addon Wombat Edition</text:p>
          </table:table-cell>
          <table:table-cell table:style-name="ce64" office:value-type="string" calcext:value-type="string">
            <text:p>1.02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87" office:value-type="string" calcext:value-type="string">
            <text:p>Version must be 1.02, NOT 1.10</text:p>
          </table:table-cell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Paris Rebuild</text:p>
          </table:table-cell>
          <table:table-cell table:style-name="ce64" office:value-type="string" calcext:value-type="string">
            <text:p>3.1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87"/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Project Caucasus CAPS Fix</text:p>
          </table:table-cell>
          <table:table-cell table:style-name="ce64" office:value-type="string" calcext:value-type="string">
            <text:p>???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87"/>
          <table:table-cell table:style-name="ce145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64" office:value-type="string" calcext:value-type="string">
            <text:p>Project Caucasus</text:p>
          </table:table-cell>
          <table:table-cell table:style-name="ce64" office:value-type="string" calcext:value-type="string">
            <text:p>1.0a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87" office:value-type="string" calcext:value-type="string">
            <text:p>Replaced with unofficial fix version</text:p>
          </table:table-cell>
          <table:table-cell table:style-name="ce145"/>
          <table:table-cell table:number-columns-repeated="1018"/>
        </table:table-row>
        <table:table-row table:style-name="ro2">
          <table:table-cell table:style-name="ce4" office:value-type="string" calcext:value-type="string">
            <text:p>AZGE add-on 1.43</text:p>
          </table:table-cell>
          <table:table-cell table:style-name="ce4" office:value-type="string" calcext:value-type="string">
            <text:p>2.0</text:p>
          </table:table-cell>
          <table:table-cell table:style-name="ce27" office:value-type="float" office:value="1.44" calcext:value-type="float">
            <text:p>1.44</text:p>
          </table:table-cell>
          <table:table-cell table:style-name="ce37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45"/>
          <table:table-cell table:style-name="ce51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OEX EN city names</text:p>
          </table:table-cell>
          <table:table-cell table:style-name="ce4" office:value-type="string" calcext:value-type="string" table:number-columns-spanned="1" table:number-rows-spanned="2">
            <text:p>1.44</text:p>
          </table:table-cell>
          <table:table-cell table:style-name="ce4" office:value-type="string" calcext:value-type="string" table:number-columns-spanned="1" table:number-rows-spanned="2">
            <text:p>1.44</text:p>
          </table:table-cell>
          <table:table-cell table:style-name="ce67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4" table:number-columns-spanned="1" table:number-rows-spanned="2"/>
          <table:table-cell table:style-name="ce52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OEXallRusmap244RC</text:p>
          </table:table-cell>
          <table:covered-table-cell table:style-name="ce16"/>
          <table:covered-table-cell table:number-columns-repeated="3" table:style-name="ce28"/>
          <table:table-cell table:style-name="ce52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X34defmap / R3defmap</text:p>
          </table:table-cell>
          <table:table-cell table:style-name="ce4" office:value-type="string" calcext:value-type="string" table:number-columns-spanned="1" table:number-rows-spanned="5">
            <text:p>3.4 (Premium)</text:p>
            <text:p>3.0 (Free)</text:p>
          </table:table-cell>
          <table:table-cell table:style-name="ce4" office:value-type="string" calcext:value-type="string" table:number-columns-spanned="1" table:number-rows-spanned="5">
            <text:p>1.44</text:p>
          </table:table-cell>
          <table:table-cell table:style-name="ce67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46" table:number-columns-spanned="1" table:number-rows-spanned="5"/>
          <table:table-cell table:style-name="ce53" table:number-columns-spanned="1" table:number-rows-spanned="5"/>
          <table:table-cell table:number-columns-repeated="1018"/>
        </table:table-row>
        <table:table-row table:style-name="ro2">
          <table:table-cell table:style-name="ce5" office:value-type="string" calcext:value-type="string">
            <text:p>RX34prefabs / 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5" office:value-type="string" calcext:value-type="string">
            <text:p>RX34model / 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5" office:value-type="string" calcext:value-type="string">
            <text:p>RX34model2 / 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5" office:value-type="string" calcext:value-type="string">
            <text:p>RX34assets / 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2">
          <table:table-cell table:style-name="ce10" office:value-type="string" calcext:value-type="string">
            <text:p>Itarevamp V0.3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1.44</text:p>
          </table:table-cell>
          <table:table-cell table:style-name="ce68" office:value-type="string" calcext:value-type="string">
            <text:p><text:span text:style-name="T1"><text:a xlink:href="https://forum.scssoft.com/viewtopic.php?t=308739" xlink:type="simple">https://forum.scssoft.com/viewtopic.php?t=308739</text:a></text:span></text:p>
          </table:table-cell>
          <table:table-cell table:style-name="ce10"/>
          <table:table-cell table:style-name="ce98"/>
          <table:table-cell table:number-columns-repeated="1018"/>
        </table:table-row>
        <table:table-row table:style-name="ro1">
          <table:table-cell table:style-name="ce10" office:value-type="string" calcext:value-type="string">
            <text:p>Maghreb Map Def</text:p>
          </table:table-cell>
          <table:table-cell table:style-name="ce10" office:value-type="string" calcext:value-type="string" table:number-columns-spanned="1" table:number-rows-spanned="5">
            <text:p>0.2.1-beta</text:p>
          </table:table-cell>
          <table:table-cell table:style-name="ce10" office:value-type="string" calcext:value-type="string" table:number-columns-spanned="1" table:number-rows-spanned="5">
            <text:p>1.44</text:p>
          </table:table-cell>
          <table:table-cell table:style-name="ce68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10" table:number-columns-spanned="1" table:number-rows-spanned="5"/>
          <table:table-cell table:style-name="ce98" table:number-columns-spanned="1" table:number-rows-spanned="5"/>
          <table:table-cell table:number-columns-repeated="1018"/>
        </table:table-row>
        <table:table-row table:style-name="ro1">
          <table:table-cell table:style-name="ce10" office:value-type="string" calcext:value-type="string">
            <text:p>Maghreb Map Map</text:p>
          </table:table-cell>
          <table:covered-table-cell table:number-columns-repeated="2" table:style-name="ce10"/>
          <table:covered-table-cell table:style-name="ce68"/>
          <table:covered-table-cell table:style-name="ce10"/>
          <table:covered-table-cell table:style-name="ce98"/>
          <table:table-cell table:number-columns-repeated="1018"/>
        </table:table-row>
        <table:table-row table:style-name="ro1">
          <table:table-cell table:style-name="ce10" office:value-type="string" calcext:value-type="string">
            <text:p>Maghreb Map Model 1</text:p>
          </table:table-cell>
          <table:covered-table-cell table:number-columns-repeated="2" table:style-name="ce10"/>
          <table:covered-table-cell table:style-name="ce68"/>
          <table:covered-table-cell table:style-name="ce10"/>
          <table:covered-table-cell table:style-name="ce98"/>
          <table:table-cell table:number-columns-repeated="1018"/>
        </table:table-row>
        <table:table-row table:style-name="ro1">
          <table:table-cell table:style-name="ce10" office:value-type="string" calcext:value-type="string">
            <text:p>Maghreb Map Model 2</text:p>
          </table:table-cell>
          <table:covered-table-cell table:number-columns-repeated="2" table:style-name="ce10"/>
          <table:covered-table-cell table:style-name="ce68"/>
          <table:covered-table-cell table:style-name="ce10"/>
          <table:covered-table-cell table:style-name="ce98"/>
          <table:table-cell table:number-columns-repeated="1018"/>
        </table:table-row>
        <table:table-row table:style-name="ro3">
          <table:table-cell table:style-name="ce10" office:value-type="string" calcext:value-type="string">
            <text:p>Maghreb Map Model 3</text:p>
          </table:table-cell>
          <table:covered-table-cell table:number-columns-repeated="2" table:style-name="ce10"/>
          <table:covered-table-cell table:style-name="ce68"/>
          <table:covered-table-cell table:style-name="ce10"/>
          <table:covered-table-cell table:style-name="ce98"/>
          <table:table-cell table:number-columns-repeated="1018"/>
        </table:table-row>
        <table:table-row table:style-name="ro3">
          <table:table-cell table:style-name="ce10" office:value-type="string" calcext:value-type="string">
            <text:p>RusMap1_44_fix</text:p>
          </table:table-cell>
          <table:table-cell table:number-columns-repeated="2" table:style-name="ce10" office:value-type="string" calcext:value-type="string">
            <text:p>1.44</text:p>
          </table:table-cell>
          <table:table-cell table:style-name="ce68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10"/>
          <table:table-cell table:style-name="ce98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def</text:p>
          </table:table-cell>
          <table:table-cell table:style-name="ce10" office:value-type="string" calcext:value-type="string" table:number-columns-spanned="1" table:number-rows-spanned="4">
            <text:p>2.44</text:p>
          </table:table-cell>
          <table:table-cell table:style-name="ce10" office:value-type="string" calcext:value-type="string" table:number-columns-spanned="1" table:number-rows-spanned="4">
            <text:p>1.44</text:p>
          </table:table-cell>
          <table:table-cell table:style-name="ce68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10" table:number-columns-spanned="1" table:number-rows-spanned="4"/>
          <table:table-cell table:style-name="ce57" table:number-columns-spanned="1" table:number-rows-spanned="4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101"/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Caps Fix</text:p>
          </table:table-cell>
          <table:table-cell table:style-name="ce21" office:value-type="string" calcext:value-type="string">
            <text:p>3.0</text:p>
          </table:table-cell>
          <table:table-cell table:style-name="ce33" office:value-type="float" office:value="1.44" calcext:value-type="float">
            <text:p>1.44</text:p>
          </table:table-cell>
          <table:table-cell table:style-name="ce40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33" office:value-type="string" calcext:value-type="string">
            <text:p>You may need TruckyMods account to download the mod</text:p>
          </table:table-cell>
          <table:table-cell table:style-name="ce33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Map&amp;Def</text:p>
          </table:table-cell>
          <table:table-cell table:style-name="ce22" office:value-type="string" calcext:value-type="string" table:number-columns-spanned="1" table:number-rows-spanned="2">
            <text:p>2.3.1</text:p>
          </table:table-cell>
          <table:table-cell table:style-name="ce34" office:value-type="float" office:value="1.44" calcext:value-type="float" table:number-columns-spanned="1" table:number-rows-spanned="2">
            <text:p>1.44</text:p>
          </table:table-cell>
          <table:table-cell table:style-name="ce41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34" table:number-columns-spanned="1" table:number-rows-spanned="2"/>
          <table:table-cell table:style-name="ce34" table:number-columns-spanned="1" table:number-rows-spanned="2"/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ModelFile</text:p>
          </table:table-cell>
          <table:covered-table-cell table:style-name="ce23"/>
          <table:covered-table-cell table:number-columns-repeated="4" table:style-name="ce34"/>
          <table:table-cell table:number-columns-repeated="1018"/>
        </table:table-row>
        <table:table-row table:style-name="ro1">
          <table:table-cell table:style-name="ce13" office:value-type="string" calcext:value-type="string">
            <text:p>The Great Steppe English City Names</text:p>
          </table:table-cell>
          <table:table-cell table:style-name="ce7" office:value-type="string" calcext:value-type="string">
            <text:p>2.0</text:p>
          </table:table-cell>
          <table:table-cell table:style-name="ce7" office:value-type="string" calcext:value-type="string">
            <text:p>1.44</text:p>
          </table:table-cell>
          <table:table-cell table:style-name="ce71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7" office:value-type="string" calcext:value-type="string">
            <text:p>You may need TruckyMods account to download the mod</text:p>
          </table:table-cell>
          <table:table-cell table:style-name="ce102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he Great Steppe - def</text:p>
          </table:table-cell>
          <table:table-cell table:style-name="ce44" office:value-type="string" calcext:value-type="string" table:number-columns-spanned="1" table:number-rows-spanned="3">
            <text:p>2.0</text:p>
          </table:table-cell>
          <table:table-cell table:style-name="ce44" office:value-type="string" calcext:value-type="string" table:number-columns-spanned="1" table:number-rows-spanned="3">
            <text:p>1.44</text:p>
          </table:table-cell>
          <table:table-cell table:style-name="ce72" office:value-type="string" calcext:value-type="string" table:number-columns-spanned="1" table:number-rows-spanned="3">
            <text:p><text:a xlink:href="https://vk.com/@projectdobroedet-adaptaciya-karty-velikaya-step-kazahstan-k-ets2-143ispravlen" xlink:type="simple">https://vk.com/@projectdobroedet-adaptaciya-karty-velikaya-step-kazahstan-k-ets2-143ispravlen</text:a></text:p>
          </table:table-cell>
          <table:table-cell table:style-name="ce78" office:value-type="string" calcext:value-type="string" table:number-columns-spanned="1" table:number-rows-spanned="3">
            <text:p><text:span text:style-name="T3">Replaced with unofficial fix version</text:span></text:p>
            <text:p>You don't need to install model2 if RusMap is installed</text:p>
          </table:table-cell>
          <table:table-cell table:style-name="ce78" table:number-columns-spanned="1" table:number-rows-spanned="3"/>
          <table:table-cell table:number-columns-repeated="1018"/>
        </table:table-row>
        <table:table-row table:style-name="ro1">
          <table:table-cell table:style-name="ce8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8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Def &amp; Map</text:p>
          </table:table-cell>
          <table:table-cell table:style-name="ce10" office:value-type="string" calcext:value-type="string" table:number-columns-spanned="1" table:number-rows-spanned="3">
            <text:p>0.4</text:p>
          </table:table-cell>
          <table:table-cell table:style-name="ce10" office:value-type="string" calcext:value-type="string" table:number-columns-spanned="1" table:number-rows-spanned="3">
            <text:p>1.44</text:p>
          </table:table-cell>
          <table:table-cell table:style-name="ce68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0" table:number-columns-spanned="1" table:number-rows-spanned="3"/>
          <table:table-cell table:style-name="ce103" table:number-columns-spanned="1" table:number-rows-spanned="3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17" office:value-type="string" calcext:value-type="string" table:number-columns-spanned="4" table:number-rows-spanned="1">
            <text:p>Starlight Adventurer’s Combo v1.7b (Alchemist)</text:p>
          </table:table-cell>
          <table:covered-table-cell table:number-columns-repeated="2" table:style-name="ce86"/>
          <table:covered-table-cell table:style-name="ce136"/>
          <table:table-cell table:style-name="ce82" office:value-type="string" calcext:value-type="string" table:number-columns-spanned="2" table:number-rows-spanned="1">
            <text:p>Last updated on June 3, 2022</text:p>
          </table:table-cell>
          <table:covered-table-cell table:style-name="ce101"/>
          <table:table-cell table:number-columns-repeated="1018"/>
        </table:table-row>
        <table:table-row table:style-name="ro1" table:number-rows-repeated="34">
          <table:table-cell table:style-name="ce18" table:number-columns-repeated="5"/>
          <table:table-cell table:number-columns-repeated="1019"/>
        </table:table-row>
        <table:table-row table:style-name="ro5">
          <table:table-cell table:style-name="ce18" table:number-columns-repeated="5"/>
          <table:table-cell table:number-columns-repeated="1019"/>
        </table:table-row>
        <table:table-row table:style-name="ro1" table:number-rows-repeated="118">
          <table:table-cell table:style-name="ce18" table:number-columns-repeated="5"/>
          <table:table-cell table:number-columns-repeated="1019"/>
        </table:table-row>
        <table:table-row table:style-name="ro1" table:number-rows-repeated="131">
          <table:table-cell table:style-name="ce19" table:number-columns-repeated="5"/>
          <table:table-cell table:number-columns-repeated="1019"/>
        </table:table-row>
        <table:table-row table:style-name="ro6" table:number-rows-repeated="35">
          <table:table-cell table:number-columns-repeated="1024"/>
        </table:table-row>
        <table:table-row table:style-name="ro7" table:number-rows-repeated="104821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5:11:05.3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03T15:11:18.532000000</dc:date>
    <meta:editing-duration>PT5H14M7S</meta:editing-duration>
    <meta:editing-cycles>16</meta:editing-cycles>
    <meta:document-statistic meta:table-count="1" meta:cell-count="109" meta:object-count="0"/>
  </office:meta>
</office:document-meta>
</file>